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ndas" svg:font-family="Chandas" style:font-pitch="variable"/>
    <style:font-face style:name="DejaVu Sans" svg:font-family="'DejaVu Sans'" style:font-family-generic="swiss" style:font-pitch="variable"/>
    <style:font-face style:name="Droid Sans Mono" svg:font-family="'Droid Sans Mono', monospace, monospace, 'Droid Sans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color="#333333" loext:opacity="100%" style:font-name="Chandas" fo:font-size="9pt" fo:background-color="transparent" style:font-size-asian="9pt" style:font-size-complex="9pt"/>
    </style:style>
    <style:style style:name="T1" style:family="text">
      <style:text-properties fo:color="#ebbbff" loext:opacity="100%"/>
    </style:style>
    <style:style style:name="T2" style:family="text">
      <style:text-properties fo:color="#99ffff" loext:opacity="100%"/>
    </style:style>
    <style:style style:name="T3" style:family="text">
      <style:text-properties fo:color="#ffc58f" loext:opacity="100%"/>
    </style:style>
    <style:style style:name="T4" style:family="text">
      <style:text-properties fo:color="#d1f1a9" loext:opacity="100%"/>
    </style:style>
    <style:style style:name="T5" style:family="text">
      <style:text-properties fo:color="#ffffff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-</text:p>
      <text:p text:style-name="P1">-- PostgreSQL database dump</text:p>
      <text:p text:style-name="P1">--</text:p>
      <text:p text:style-name="P1"/>
      <text:p text:style-name="P1">-- Dumped from database version 12.9 (Ubuntu 12.9-2.pgdg20.04+1)</text:p>
      <text:p text:style-name="P1">-- Dumped by pg_dump version 12.9 (Ubuntu 12.9-2.pgdg20.04+1)</text:p>
      <text:p text:style-name="P1"/>
      <text:p text:style-name="P1">SET statement_timeout = 0;</text:p>
      <text:p text:style-name="P1">SET lock_timeout = 0;</text:p>
      <text:p text:style-name="P1">SET idle_in_transaction_session_timeout = 0;</text:p>
      <text:p text:style-name="P1">SET client_encoding = 'UTF8';</text:p>
      <text:p text:style-name="P1">SET standard_conforming_strings = on;</text:p>
      <text:p text:style-name="P1">SELECT pg_catalog.set_config('search_path', '', false);</text:p>
      <text:p text:style-name="P1">SET check_function_bodies = false;</text:p>
      <text:p text:style-name="P1">SET xmloption = content;</text:p>
      <text:p text:style-name="P1">SET client_min_messages = warning;</text:p>
      <text:p text:style-name="P1">SET row_security = off;</text:p>
      <text:p text:style-name="P1"/>
      <text:p text:style-name="P1">DROP DATABASE universe;</text:p>
      <text:p text:style-name="P1">--</text:p>
      <text:p text:style-name="P1"><text:soft-page-break/>-- Name: universe; Type: DATABASE; Schema: -; Owner: freecodecamp</text:p>
      <text:p text:style-name="P1">--</text:p>
      <text:p text:style-name="P1"/>
      <text:p text:style-name="P1">CREATE DATABASE universe WITH TEMPLATE = template0 ENCODING = 'UTF8' LC_COLLATE = 'C.UTF-8' LC_CTYPE = 'C.UTF-8';</text:p>
      <text:p text:style-name="P1"/>
      <text:p text:style-name="P1">ALTER DATABASE universe OWNER TO freecodecamp;</text:p>
      <text:p text:style-name="P1"/>
      <text:p text:style-name="P1">\connect universe</text:p>
      <text:p text:style-name="P1"/>
      <text:p text:style-name="P1">SET statement_timeout = 0;</text:p>
      <text:p text:style-name="P1">SET lock_timeout = 0;</text:p>
      <text:p text:style-name="P1">SET idle_in_transaction_session_timeout = 0;</text:p>
      <text:p text:style-name="P1">SET client_encoding = 'UTF8';</text:p>
      <text:p text:style-name="P1">SET standard_conforming_strings = on;</text:p>
      <text:p text:style-name="P1">SELECT pg_catalog.set_config('search_path', '', false);</text:p>
      <text:p text:style-name="P1">SET check_function_bodies = false;</text:p>
      <text:p text:style-name="P1">SET xmloption = content;</text:p>
      <text:p text:style-name="P1">SET client_min_messages = warning;</text:p>
      <text:p text:style-name="P1">SET row_security = off;</text:p>
      <text:p text:style-name="P1"><text:soft-page-break/></text:p>
      <text:p text:style-name="P1">SET default_tablespace = '';</text:p>
      <text:p text:style-name="P1"/>
      <text:p text:style-name="P1">SET default_table_access_method = heap;</text:p>
      <text:p text:style-name="P1"/>
      <text:p text:style-name="P1">--</text:p>
      <text:p text:style-name="P1">-- Name: galaxy; Type: TABLE; Schema: public; Owner: freecodecamp</text:p>
      <text:p text:style-name="P1">--</text:p>
      <text:p text:style-name="P1"/>
      <text:p text:style-name="P1">CREATE TABLE public.galaxy (</text:p>
      <text:p text:style-name="P1">galaxy_id integer NOT NULL,</text:p>
      <text:p text:style-name="P1">name character varying(17) NOT NULL,</text:p>
      <text:p text:style-name="P1">has_life text,</text:p>
      <text:p text:style-name="P1">distance_from_earth integer,</text:p>
      <text:p text:style-name="P1">wtf integer NOT NULL,</text:p>
      <text:p text:style-name="P1">fifth integer</text:p>
      <text:p text:style-name="P1">);</text:p>
      <text:p text:style-name="P1"/>
      <text:p text:style-name="P1">ALTER TABLE public.galaxy OWNER TO freecodecamp;</text:p>
      <text:p text:style-name="P1"/>
      <text:p text:style-name="P1"><text:soft-page-break/>--</text:p>
      <text:p text:style-name="P1">-- Name: galaxy_galaxy_id_seq; Type: SEQUENCE; Schema: public; Owner: freecodecamp</text:p>
      <text:p text:style-name="P1">--</text:p>
      <text:p text:style-name="P1"/>
      <text:p text:style-name="P1">CREATE SEQUENCE public.galaxy_galaxy_id_seq</text:p>
      <text:p text:style-name="P1">AS integer</text:p>
      <text:p text:style-name="P1">START WITH 1</text:p>
      <text:p text:style-name="P1">INCREMENT BY 1</text:p>
      <text:p text:style-name="P1">NO MINVALUE</text:p>
      <text:p text:style-name="P1">NO MAXVALUE</text:p>
      <text:p text:style-name="P1">CACHE 1;</text:p>
      <text:p text:style-name="P1"/>
      <text:p text:style-name="P1">ALTER TABLE public.galaxy_galaxy_id_seq OWNER TO freecodecamp;</text:p>
      <text:p text:style-name="P1"/>
      <text:p text:style-name="P1">--</text:p>
      <text:p text:style-name="P1">-- Name: galaxy_galaxy_id_seq; Type: SEQUENCE OWNED BY; Schema: public; Owner: freecodecamp</text:p>
      <text:p text:style-name="P1">--</text:p>
      <text:p text:style-name="P1"/>
      <text:p text:style-name="P1">ALTER SEQUENCE public.galaxy_galaxy_id_seq OWNED BY public.galaxy.galaxy_id;</text:p>
      <text:p text:style-name="P1"/>
      <text:p text:style-name="P1"><text:soft-page-break/>--</text:p>
      <text:p text:style-name="P1">-- Name: galaxy_wtf_seq; Type: SEQUENCE; Schema: public; Owner: freecodecamp</text:p>
      <text:p text:style-name="P1">--</text:p>
      <text:p text:style-name="P1"/>
      <text:p text:style-name="P1">CREATE SEQUENCE public.galaxy_wtf_seq</text:p>
      <text:p text:style-name="P1">AS integer</text:p>
      <text:p text:style-name="P1">START WITH 1</text:p>
      <text:p text:style-name="P1">INCREMENT BY 1</text:p>
      <text:p text:style-name="P1">NO MINVALUE</text:p>
      <text:p text:style-name="P1">NO MAXVALUE</text:p>
      <text:p text:style-name="P1">CACHE 1;</text:p>
      <text:p text:style-name="P1"/>
      <text:p text:style-name="P1">ALTER TABLE public.galaxy_wtf_seq OWNER TO freecodecamp;</text:p>
      <text:p text:style-name="P1"/>
      <text:p text:style-name="P1">--</text:p>
      <text:p text:style-name="P1">-- Name: galaxy_wtf_seq; Type: SEQUENCE OWNED BY; Schema: public; Owner: freecodecamp</text:p>
      <text:p text:style-name="P1">--</text:p>
      <text:p text:style-name="P1"/>
      <text:p text:style-name="P1">ALTER SEQUENCE public.galaxy_wtf_seq OWNED BY public.galaxy.wtf;</text:p>
      <text:p text:style-name="P1"/>
      <text:p text:style-name="P1"><text:soft-page-break/>--</text:p>
      <text:p text:style-name="P1">-- Name: moon; Type: TABLE; Schema: public; Owner: freecodecamp</text:p>
      <text:p text:style-name="P1">--</text:p>
      <text:p text:style-name="P1"/>
      <text:p text:style-name="P1">CREATE TABLE public.moon (</text:p>
      <text:p text:style-name="P1">moon_id integer NOT NULL,</text:p>
      <text:p text:style-name="P1">name character varying(17) NOT NULL,</text:p>
      <text:p text:style-name="P1">has_life text,</text:p>
      <text:p text:style-name="P1">distance_from_earth integer,</text:p>
      <text:p text:style-name="P1">wtf integer NOT NULL,</text:p>
      <text:p text:style-name="P1">fifth integer</text:p>
      <text:p text:style-name="P1">);</text:p>
      <text:p text:style-name="P1"/>
      <text:p text:style-name="P1">ALTER TABLE public.moon OWNER TO freecodecamp;</text:p>
      <text:p text:style-name="P1"/>
      <text:p text:style-name="P1">--</text:p>
      <text:p text:style-name="P1">-- Name: moon_moon_id_seq; Type: SEQUENCE; Schema: public; Owner: freecodecamp</text:p>
      <text:p text:style-name="P1">--</text:p>
      <text:p text:style-name="P1"/>
      <text:p text:style-name="P1">CREATE SEQUENCE public.moon_moon_id_seq</text:p>
      <text:p text:style-name="P1"><text:soft-page-break/>AS integer</text:p>
      <text:p text:style-name="P1">START WITH 1</text:p>
      <text:p text:style-name="P1">INCREMENT BY 1</text:p>
      <text:p text:style-name="P1">NO MINVALUE</text:p>
      <text:p text:style-name="P1">NO MAXVALUE</text:p>
      <text:p text:style-name="P1">CACHE 1;</text:p>
      <text:p text:style-name="P1"/>
      <text:p text:style-name="P1">ALTER TABLE public.moon_moon_id_seq OWNER TO freecodecamp;</text:p>
      <text:p text:style-name="P1"/>
      <text:p text:style-name="P1">--</text:p>
      <text:p text:style-name="P1">-- Name: moon_moon_id_seq; Type: SEQUENCE OWNED BY; Schema: public; Owner: freecodecamp</text:p>
      <text:p text:style-name="P1">--</text:p>
      <text:p text:style-name="P1"/>
      <text:p text:style-name="P1">ALTER SEQUENCE public.moon_moon_id_seq OWNED BY public.moon.moon_id;</text:p>
      <text:p text:style-name="P1"/>
      <text:p text:style-name="P1">--</text:p>
      <text:p text:style-name="P1">-- Name: moon_wtf_seq; Type: SEQUENCE; Schema: public; Owner: freecodecamp</text:p>
      <text:p text:style-name="P1">--</text:p>
      <text:p text:style-name="P1"/>
      <text:p text:style-name="P1">CREATE SEQUENCE public.moon_wtf_seq</text:p>
      <text:p text:style-name="P1"><text:soft-page-break/>AS integer</text:p>
      <text:p text:style-name="P1">START WITH 1</text:p>
      <text:p text:style-name="P1">INCREMENT BY 1</text:p>
      <text:p text:style-name="P1">NO MINVALUE</text:p>
      <text:p text:style-name="P1">NO MAXVALUE</text:p>
      <text:p text:style-name="P1">CACHE 1;</text:p>
      <text:p text:style-name="P1"/>
      <text:p text:style-name="P1">ALTER TABLE public.moon_wtf_seq OWNER TO freecodecamp;</text:p>
      <text:p text:style-name="P1"/>
      <text:p text:style-name="P1">--</text:p>
      <text:p text:style-name="P1">-- Name: moon_wtf_seq; Type: SEQUENCE OWNED BY; Schema: public; Owner: freecodecamp</text:p>
      <text:p text:style-name="P1">--</text:p>
      <text:p text:style-name="P1"/>
      <text:p text:style-name="P1">ALTER SEQUENCE public.moon_wtf_seq OWNED BY public.moon.wtf;</text:p>
      <text:p text:style-name="P1"/>
      <text:p text:style-name="P1">--</text:p>
      <text:p text:style-name="P1">-- Name: planet; Type: TABLE; Schema: public; Owner: freecodecamp</text:p>
      <text:p text:style-name="P1">--</text:p>
      <text:p text:style-name="P1"/>
      <text:p text:style-name="P1">CREATE TABLE public.planet (</text:p>
      <text:p text:style-name="P1"><text:soft-page-break/>planet_id integer NOT NULL,</text:p>
      <text:p text:style-name="P1">name character varying(17) NOT NULL,</text:p>
      <text:p text:style-name="P1">has_life boolean,</text:p>
      <text:p text:style-name="P1">distance_from_earth numeric,</text:p>
      <text:p text:style-name="P1">fifth integer</text:p>
      <text:p text:style-name="P1">);</text:p>
      <text:p text:style-name="P1"/>
      <text:p text:style-name="P1">ALTER TABLE public.planet OWNER TO freecodecamp;</text:p>
      <text:p text:style-name="P1"/>
      <text:p text:style-name="P1">--</text:p>
      <text:p text:style-name="P1">-- Name: planet_planet_id_seq; Type: SEQUENCE; Schema: public; Owner: freecodecamp</text:p>
      <text:p text:style-name="P1">--</text:p>
      <text:p text:style-name="P1"/>
      <text:p text:style-name="P1">CREATE SEQUENCE public.planet_planet_id_seq</text:p>
      <text:p text:style-name="P1">AS integer</text:p>
      <text:p text:style-name="P1">START WITH 1</text:p>
      <text:p text:style-name="P1">INCREMENT BY 1</text:p>
      <text:p text:style-name="P1">NO MINVALUE</text:p>
      <text:p text:style-name="P1">NO MAXVALUE</text:p>
      <text:p text:style-name="P1">CACHE 1;</text:p>
      <text:p text:style-name="P1"><text:soft-page-break/></text:p>
      <text:p text:style-name="P1">ALTER TABLE public.planet_planet_id_seq OWNER TO freecodecamp;</text:p>
      <text:p text:style-name="P1"/>
      <text:p text:style-name="P1">--</text:p>
      <text:p text:style-name="P1">-- Name: planet_planet_id_seq; Type: SEQUENCE OWNED BY; Schema: public; Owner: freecodecamp</text:p>
      <text:p text:style-name="P1">--</text:p>
      <text:p text:style-name="P1"/>
      <text:p text:style-name="P1">ALTER SEQUENCE public.planet_planet_id_seq OWNED BY public.planet.planet_id;</text:p>
      <text:p text:style-name="P1"/>
      <text:p text:style-name="P1">--</text:p>
      <text:p text:style-name="P1">-- Name: planet_types; Type: TABLE; Schema: public; Owner: freecodecamp</text:p>
      <text:p text:style-name="P1">--</text:p>
      <text:p text:style-name="P1"/>
      <text:p text:style-name="P1">CREATE TABLE public.planet_types (</text:p>
      <text:p text:style-name="P1">planet_types_id integer NOT NULL,</text:p>
      <text:p text:style-name="P1">name character varying(17) NOT NULL,</text:p>
      <text:p text:style-name="P1">has_life boolean,</text:p>
      <text:p text:style-name="P1">distance_from_earth numeric</text:p>
      <text:p text:style-name="P1">);</text:p>
      <text:p text:style-name="P1"/>
      <text:p text:style-name="P1"><text:soft-page-break/>ALTER TABLE public.planet_types OWNER TO freecodecamp;</text:p>
      <text:p text:style-name="P1"/>
      <text:p text:style-name="P1">--</text:p>
      <text:p text:style-name="P1">-- Name: planet_types_planet_types_id_seq; Type: SEQUENCE; Schema: public; Owner: freecodecamp</text:p>
      <text:p text:style-name="P1">--</text:p>
      <text:p text:style-name="P1"/>
      <text:p text:style-name="P1">CREATE SEQUENCE public.planet_types_planet_types_id_seq</text:p>
      <text:p text:style-name="P1">AS integer</text:p>
      <text:p text:style-name="P1">START WITH 1</text:p>
      <text:p text:style-name="P1">INCREMENT BY 1</text:p>
      <text:p text:style-name="P1">NO MINVALUE</text:p>
      <text:p text:style-name="P1">NO MAXVALUE</text:p>
      <text:p text:style-name="P1">CACHE 1;</text:p>
      <text:p text:style-name="P1"/>
      <text:p text:style-name="P1">ALTER TABLE public.planet_types_planet_types_id_seq OWNER TO freecodecamp;</text:p>
      <text:p text:style-name="P1"/>
      <text:p text:style-name="P1">--</text:p>
      <text:p text:style-name="P1">-- Name: planet_types_planet_types_id_seq; Type: SEQUENCE OWNED BY; Schema: public; Owner: freecodecamp</text:p>
      <text:p text:style-name="P1">--</text:p>
      <text:p text:style-name="P1"><text:soft-page-break/></text:p>
      <text:p text:style-name="P1">ALTER SEQUENCE public.planet_types_planet_types_id_seq OWNED BY public.planet_types.planet_types_id;</text:p>
      <text:p text:style-name="P1"/>
      <text:p text:style-name="P1">--</text:p>
      <text:p text:style-name="P1">-- Name: star; Type: TABLE; Schema: public; Owner: freecodecamp</text:p>
      <text:p text:style-name="P1">--</text:p>
      <text:p text:style-name="P1"/>
      <text:p text:style-name="P1">CREATE TABLE public.star (</text:p>
      <text:p text:style-name="P1">star_id integer NOT NULL,</text:p>
      <text:p text:style-name="P1">name character varying(17) NOT NULL,</text:p>
      <text:p text:style-name="P1">has_life text,</text:p>
      <text:p text:style-name="P1">distance_from_earth numeric,</text:p>
      <text:p text:style-name="P1">fifth integer</text:p>
      <text:p text:style-name="P1">);</text:p>
      <text:p text:style-name="P1"/>
      <text:p text:style-name="P1">ALTER TABLE public.star OWNER TO freecodecamp;</text:p>
      <text:p text:style-name="P1"/>
      <text:p text:style-name="P1">--</text:p>
      <text:p text:style-name="P1">-- Name: star_star_id_seq; Type: SEQUENCE; Schema: public; Owner: freecodecamp</text:p>
      <text:p text:style-name="P1"><text:soft-page-break/>--</text:p>
      <text:p text:style-name="P1"/>
      <text:p text:style-name="P1">CREATE SEQUENCE public.star_star_id_seq</text:p>
      <text:p text:style-name="P1">AS integer</text:p>
      <text:p text:style-name="P1">START WITH 1</text:p>
      <text:p text:style-name="P1">INCREMENT BY 1</text:p>
      <text:p text:style-name="P1">NO MINVALUE</text:p>
      <text:p text:style-name="P1">NO MAXVALUE</text:p>
      <text:p text:style-name="P1">CACHE 1;</text:p>
      <text:p text:style-name="P1"/>
      <text:p text:style-name="P1">ALTER TABLE public.star_star_id_seq OWNER TO freecodecamp;</text:p>
      <text:p text:style-name="P1"/>
      <text:p text:style-name="P1">--</text:p>
      <text:p text:style-name="P1">-- Name: star_star_id_seq; Type: SEQUENCE OWNED BY; Schema: public; Owner: freecodecamp</text:p>
      <text:p text:style-name="P1">--</text:p>
      <text:p text:style-name="P1"/>
      <text:p text:style-name="P1">ALTER SEQUENCE public.star_star_id_seq OWNED BY public.star.star_id;</text:p>
      <text:p text:style-name="P1"/>
      <text:p text:style-name="P1">--</text:p>
      <text:p text:style-name="P1">-- Name: galaxy galaxy_id; Type: DEFAULT; Schema: public; Owner: freecodecamp</text:p>
      <text:p text:style-name="P1"><text:soft-page-break/>--</text:p>
      <text:p text:style-name="P1"/>
      <text:p text:style-name="P1">ALTER TABLE ONLY public.galaxy ALTER COLUMN galaxy_id SET DEFAULT nextval('public.galaxy_galaxy_id_seq'::regclass);</text:p>
      <text:p text:style-name="P1"/>
      <text:p text:style-name="P1">--</text:p>
      <text:p text:style-name="P1">-- Name: galaxy wtf; Type: DEFAULT; Schema: public; Owner: freecodecamp</text:p>
      <text:p text:style-name="P1">--</text:p>
      <text:p text:style-name="P1"/>
      <text:p text:style-name="P1">ALTER TABLE ONLY public.galaxy ALTER COLUMN wtf SET DEFAULT nextval('public.galaxy_wtf_seq'::regclass);</text:p>
      <text:p text:style-name="P1"/>
      <text:p text:style-name="P1">--</text:p>
      <text:p text:style-name="P1">-- Name: moon moon_id; Type: DEFAULT; Schema: public; Owner: freecodecamp</text:p>
      <text:p text:style-name="P1">--</text:p>
      <text:p text:style-name="P1"/>
      <text:p text:style-name="P1">ALTER TABLE ONLY public.moon ALTER COLUMN moon_id SET DEFAULT nextval('public.moon_moon_id_seq'::regclass);</text:p>
      <text:p text:style-name="P1"/>
      <text:p text:style-name="P1">--</text:p>
      <text:p text:style-name="P1">-- Name: moon wtf; Type: DEFAULT; Schema: public; Owner: freecodecamp</text:p>
      <text:p text:style-name="P1"><text:soft-page-break/>--</text:p>
      <text:p text:style-name="P1"/>
      <text:p text:style-name="P1">ALTER TABLE ONLY public.moon ALTER COLUMN wtf SET DEFAULT nextval('public.moon_wtf_seq'::regclass);</text:p>
      <text:p text:style-name="P1"/>
      <text:p text:style-name="P1">--</text:p>
      <text:p text:style-name="P1">-- Name: planet planet_id; Type: DEFAULT; Schema: public; Owner: freecodecamp</text:p>
      <text:p text:style-name="P1">--</text:p>
      <text:p text:style-name="P1"/>
      <text:p text:style-name="P1">ALTER TABLE ONLY public.planet ALTER COLUMN planet_id SET DEFAULT nextval('public.planet_planet_id_seq'::regclass);</text:p>
      <text:p text:style-name="P1"/>
      <text:p text:style-name="P1">--</text:p>
      <text:p text:style-name="P1">-- Name: planet_types planet_types_id; Type: DEFAULT; Schema: public; Owner: freecodecamp</text:p>
      <text:p text:style-name="P1">--</text:p>
      <text:p text:style-name="P1"/>
      <text:p text:style-name="P1">ALTER TABLE ONLY public.planet_types ALTER COLUMN planet_types_id SET DEFAULT nextval('public.planet_types_planet_types_id_seq'::regclass);</text:p>
      <text:p text:style-name="P1"/>
      <text:p text:style-name="P1">--</text:p>
      <text:p text:style-name="P1">-- Name: star star_id; Type: DEFAULT; Schema: public; Owner: freecodecamp</text:p>
      <text:p text:style-name="P1"><text:soft-page-break/>--</text:p>
      <text:p text:style-name="P1"/>
      <text:p text:style-name="P1">ALTER TABLE ONLY public.star ALTER COLUMN star_id SET DEFAULT nextval('public.star_star_id_seq'::regclass);</text:p>
      <text:p text:style-name="P1"/>
      <text:p text:style-name="P1">--</text:p>
      <text:p text:style-name="P1">-- Data for Name: galaxy; Type: TABLE DATA; Schema: public; Owner: freecodecamp</text:p>
      <text:p text:style-name="P1">--</text:p>
      <text:p text:style-name="P1"/>
      <text:p text:style-name="P1">INSERT INTO public.galaxy VALUES (17, 'Milky Way', 'Yes', 93, 1, NULL);</text:p>
      <text:p text:style-name="P1">INSERT INTO public.galaxy VALUES (1, 'Snickers', 'Yes', NULL, 2, NULL);</text:p>
      <text:p text:style-name="P1">INSERT INTO public.galaxy VALUES (2, 'Baby Ruth', NULL, NULL, 3, NULL);</text:p>
      <text:p text:style-name="P1">INSERT INTO public.galaxy VALUES (3, 'Marvel', NULL, NULL, 4, NULL);</text:p>
      <text:p text:style-name="P1">INSERT INTO public.galaxy VALUES (4, 'DC', NULL, NULL, 5, NULL);</text:p>
      <text:p text:style-name="P1">INSERT INTO public.galaxy VALUES (5, 'Star Wars', NULL, NULL, 6, NULL);</text:p>
      <text:p text:style-name="P1"/>
      <text:p text:style-name="P1">--</text:p>
      <text:p text:style-name="P1">-- Data for Name: moon; Type: TABLE DATA; Schema: public; Owner: freecodecamp</text:p>
      <text:p text:style-name="P1">--</text:p>
      <text:p text:style-name="P1"/>
      <text:p text:style-name="P1"><text:soft-page-break/>INSERT INTO public.moon VALUES (1, 'Death star', NULL, NULL, 1, NULL);</text:p>
      <text:p text:style-name="P1">INSERT INTO public.moon VALUES (2, 'Titan', NULL, NULL, 2, NULL);</text:p>
      <text:p text:style-name="P1">INSERT INTO public.moon VALUES (3, 'Echo', NULL, NULL, 3, NULL);</text:p>
      <text:p text:style-name="P1">INSERT INTO public.moon VALUES (4, 'Foxtrot', NULL, NULL, 4, NULL);</text:p>
      <text:p text:style-name="P1">INSERT INTO public.moon VALUES (5, 'Ghost', NULL, NULL, 5, NULL);</text:p>
      <text:p text:style-name="P1">INSERT INTO public.moon VALUES (6, 'Hotel', NULL, NULL, 6, NULL);</text:p>
      <text:p text:style-name="P1">INSERT INTO public.moon VALUES (7, 'Island', NULL, NULL, 7, NULL);</text:p>
      <text:p text:style-name="P1">INSERT INTO public.moon VALUES (8, 'Jekyll', NULL, NULL, 8, NULL);</text:p>
      <text:p text:style-name="P1">INSERT INTO public.moon VALUES (9, 'Knight', NULL, NULL, 9, NULL);</text:p>
      <text:p text:style-name="P1">INSERT INTO public.moon VALUES (10, 'November', NULL, NULL, 10, NULL);</text:p>
      <text:p text:style-name="P1">INSERT INTO public.moon VALUES (11, 'Mike', NULL, NULL, 11, NULL);</text:p>
      <text:p text:style-name="P1">INSERT INTO public.moon VALUES (12, 'Lois', NULL, NULL, 12, NULL);</text:p>
      <text:p text:style-name="P1">INSERT INTO public.moon VALUES (13, 'Opera', NULL, NULL, 13, NULL);</text:p>
      <text:p text:style-name="P1">INSERT INTO public.moon VALUES (14, 'Peter', NULL, NULL, 14, NULL);</text:p>
      <text:p text:style-name="P1">INSERT INTO public.moon VALUES (15, 'Qanon', NULL, NULL, 15, NULL);</text:p>
      <text:p text:style-name="P1">INSERT INTO public.moon VALUES (16, 'Rainman', NULL, NULL, 16, NULL);</text:p>
      <text:p text:style-name="P1">INSERT INTO public.moon VALUES (17, 'Thor', NULL, NULL, 17, NULL);</text:p>
      <text:p text:style-name="P1">INSERT INTO public.moon VALUES (18, 'Whiskey', NULL, NULL, 18, NULL);</text:p>
      <text:p text:style-name="P1">INSERT INTO public.moon VALUES (19, 'Xeenu', NULL, NULL, 19, NULL);</text:p>
      <text:p text:style-name="P1">INSERT INTO public.moon VALUES (20, 'Zulu', NULL, NULL, 20, NULL);</text:p>
      <text:p text:style-name="P1"><text:soft-page-break/>INSERT INTO public.moon VALUES (21, 'Yellow', NULL, NULL, 21, NULL);</text:p>
      <text:p text:style-name="P1"/>
      <text:p text:style-name="P1">--</text:p>
      <text:p text:style-name="P1">-- Data for Name: planet; Type: TABLE DATA; Schema: public; Owner: freecodecamp</text:p>
      <text:p text:style-name="P1">--</text:p>
      <text:p text:style-name="P1"/>
      <text:p text:style-name="P1">INSERT INTO public.planet VALUES (1, 'Tattoine', NULL, NULL, NULL);</text:p>
      <text:p text:style-name="P1">INSERT INTO public.planet VALUES (2, 'Mercury', NULL, NULL, NULL);</text:p>
      <text:p text:style-name="P1">INSERT INTO public.planet VALUES (3, 'Venus', NULL, NULL, NULL);</text:p>
      <text:p text:style-name="P1">INSERT INTO public.planet VALUES (4, 'Earth', NULL, NULL, NULL);</text:p>
      <text:p text:style-name="P1">INSERT INTO public.planet VALUES (5, 'Mars', NULL, NULL, NULL);</text:p>
      <text:p text:style-name="P1">INSERT INTO public.planet VALUES (6, 'Jupiter', NULL, NULL, NULL);</text:p>
      <text:p text:style-name="P1">INSERT INTO public.planet VALUES (7, 'Saturn', NULL, NULL, NULL);</text:p>
      <text:p text:style-name="P1">INSERT INTO public.planet VALUES (8, 'Your Anus', NULL, NULL, NULL);</text:p>
      <text:p text:style-name="P1">INSERT INTO public.planet VALUES (9, 'Neptune', NULL, NULL, NULL);</text:p>
      <text:p text:style-name="P1">INSERT INTO public.planet VALUES (10, 'Asgard', NULL, NULL, NULL);</text:p>
      <text:p text:style-name="P1">INSERT INTO public.planet VALUES (11, 'Atlantis', NULL, NULL, NULL);</text:p>
      <text:p text:style-name="P1">INSERT INTO public.planet VALUES (12, 'Hoth', NULL, NULL, NULL);</text:p>
      <text:p text:style-name="P1"/>
      <text:p text:style-name="P1">--</text:p>
      <text:p text:style-name="P1"><text:soft-page-break/>-- Data for Name: planet_types; Type: TABLE DATA; Schema: public; Owner: freecodecamp</text:p>
      <text:p text:style-name="P1">--</text:p>
      <text:p text:style-name="P1"/>
      <text:p text:style-name="P1">INSERT INTO public.planet_types VALUES (1, 'Gas', NULL, NULL);</text:p>
      <text:p text:style-name="P1">INSERT INTO public.planet_types VALUES (2, 'Giant', NULL, NULL);</text:p>
      <text:p text:style-name="P1">INSERT INTO public.planet_types VALUES (3, 'Ice', NULL, NULL);</text:p>
      <text:p text:style-name="P1"/>
      <text:p text:style-name="P1">--</text:p>
      <text:p text:style-name="P1">-- Data for Name: star; Type: TABLE DATA; Schema: public; Owner: freecodecamp</text:p>
      <text:p text:style-name="P1">--</text:p>
      <text:p text:style-name="P1"/>
      <text:p text:style-name="P1">INSERT INTO public.star VALUES (1, 'Sun', 'No', 83, NULL);</text:p>
      <text:p text:style-name="P1">INSERT INTO public.star VALUES (2, 'Orion', 'Yes', NULL, NULL);</text:p>
      <text:p text:style-name="P1">INSERT INTO public.star VALUES (3, 'Alpha', NULL, NULL, NULL);</text:p>
      <text:p text:style-name="P1">INSERT INTO public.star VALUES (4, 'Betaa', NULL, NULL, NULL);</text:p>
      <text:p text:style-name="P1">INSERT INTO public.star VALUES (5, 'Centari', NULL, NULL, NULL);</text:p>
      <text:p text:style-name="P1">INSERT INTO public.star VALUES (6, 'Delta', NULL, NULL, NULL);</text:p>
      <text:p text:style-name="P1"/>
      <text:p text:style-name="P1">--</text:p>
      <text:p text:style-name="P1">-- Name: galaxy_galaxy_id_seq; Type: SEQUENCE SET; Schema: public; Owner: freecodecamp</text:p>
      <text:p text:style-name="P1"><text:soft-page-break/>--</text:p>
      <text:p text:style-name="P1"/>
      <text:p text:style-name="P1">SELECT pg_catalog.setval('public.galaxy_galaxy_id_seq', 5, true);</text:p>
      <text:p text:style-name="P1"/>
      <text:p text:style-name="P1">--</text:p>
      <text:p text:style-name="P1">-- Name: galaxy_wtf_seq; Type: SEQUENCE SET; Schema: public; Owner: freecodecamp</text:p>
      <text:p text:style-name="P1">--</text:p>
      <text:p text:style-name="P1"/>
      <text:p text:style-name="P1">SELECT pg_catalog.setval('public.galaxy_wtf_seq', 6, true);</text:p>
      <text:p text:style-name="P1"/>
      <text:p text:style-name="P1">--</text:p>
      <text:p text:style-name="P1">-- Name: moon_moon_id_seq; Type: SEQUENCE SET; Schema: public; Owner: freecodecamp</text:p>
      <text:p text:style-name="P1">--</text:p>
      <text:p text:style-name="P1"/>
      <text:p text:style-name="P1">SELECT pg_catalog.setval('public.moon_moon_id_seq', 21, true);</text:p>
      <text:p text:style-name="P1"/>
      <text:p text:style-name="P1">--</text:p>
      <text:p text:style-name="P1">-- Name: moon_wtf_seq; Type: SEQUENCE SET; Schema: public; Owner: freecodecamp</text:p>
      <text:p text:style-name="P1">--</text:p>
      <text:p text:style-name="P1"/>
      <text:p text:style-name="P1"><text:soft-page-break/>SELECT pg_catalog.setval('public.moon_wtf_seq', 21, true);</text:p>
      <text:p text:style-name="P1"/>
      <text:p text:style-name="P1">--</text:p>
      <text:p text:style-name="P1">-- Name: planet_planet_id_seq; Type: SEQUENCE SET; Schema: public; Owner: freecodecamp</text:p>
      <text:p text:style-name="P1">--</text:p>
      <text:p text:style-name="P1"/>
      <text:p text:style-name="P1">SELECT pg_catalog.setval('public.planet_planet_id_seq', 12, true);</text:p>
      <text:p text:style-name="P1"/>
      <text:p text:style-name="P1">--</text:p>
      <text:p text:style-name="P1">-- Name: planet_types_planet_types_id_seq; Type: SEQUENCE SET; Schema: public; Owner: freecodecamp</text:p>
      <text:p text:style-name="P1">--</text:p>
      <text:p text:style-name="P1"/>
      <text:p text:style-name="P1">SELECT pg_catalog.setval('public.planet_types_planet_types_id_seq', 3, true);</text:p>
      <text:p text:style-name="P1"/>
      <text:p text:style-name="P1">--</text:p>
      <text:p text:style-name="P1">-- Name: star_star_id_seq; Type: SEQUENCE SET; Schema: public; Owner: freecodecamp</text:p>
      <text:p text:style-name="P1">--</text:p>
      <text:p text:style-name="P1"/>
      <text:p text:style-name="P1">SELECT pg_catalog.setval('public.star_star_id_seq', 6, true);</text:p>
      <text:p text:style-name="P1"><text:soft-page-break/></text:p>
      <text:p text:style-name="P1">--</text:p>
      <text:p text:style-name="P1">-- Name: galaxy galaxy_distance_from_earth_key; Type: CONSTRAINT; Schema: public; Owner: freecodecamp</text:p>
      <text:p text:style-name="P1">--</text:p>
      <text:p text:style-name="P1"/>
      <text:p text:style-name="P1">ALTER TABLE ONLY public.galaxy</text:p>
      <text:p text:style-name="P1">ADD CONSTRAINT galaxy_distance_from_earth_key UNIQUE (distance_from_earth);</text:p>
      <text:p text:style-name="P1"/>
      <text:p text:style-name="P1">--</text:p>
      <text:p text:style-name="P1">-- Name: galaxy galaxy_pkey; Type: CONSTRAINT; Schema: public; Owner: freecodecamp</text:p>
      <text:p text:style-name="P1">--</text:p>
      <text:p text:style-name="P1"/>
      <text:p text:style-name="P1">ALTER TABLE ONLY public.galaxy</text:p>
      <text:p text:style-name="P1">ADD CONSTRAINT galaxy_pkey PRIMARY KEY (galaxy_id);</text:p>
      <text:p text:style-name="P1"/>
      <text:p text:style-name="P1">--</text:p>
      <text:p text:style-name="P1">-- Name: moon moon_distance_from_earth_key; Type: CONSTRAINT; Schema: public; Owner: freecodecamp</text:p>
      <text:p text:style-name="P1">--</text:p>
      <text:p text:style-name="P1"/>
      <text:p text:style-name="P1"><text:soft-page-break/>ALTER TABLE ONLY public.moon</text:p>
      <text:p text:style-name="P1">ADD CONSTRAINT moon_distance_from_earth_key UNIQUE (distance_from_earth);</text:p>
      <text:p text:style-name="P1"/>
      <text:p text:style-name="P1">--</text:p>
      <text:p text:style-name="P1">-- Name: moon moon_pkey; Type: CONSTRAINT; Schema: public; Owner: freecodecamp</text:p>
      <text:p text:style-name="P1">--</text:p>
      <text:p text:style-name="P1"/>
      <text:p text:style-name="P1">ALTER TABLE ONLY public.moon</text:p>
      <text:p text:style-name="P1">ADD CONSTRAINT moon_pkey PRIMARY KEY (moon_id);</text:p>
      <text:p text:style-name="P1"/>
      <text:p text:style-name="P1">--</text:p>
      <text:p text:style-name="P1">-- Name: moon moon_wtf_key; Type: CONSTRAINT; Schema: public; Owner: freecodecamp</text:p>
      <text:p text:style-name="P1">--</text:p>
      <text:p text:style-name="P1"/>
      <text:p text:style-name="P1">ALTER TABLE ONLY public.moon</text:p>
      <text:p text:style-name="P1">ADD CONSTRAINT moon_wtf_key UNIQUE (wtf);</text:p>
      <text:p text:style-name="P1"/>
      <text:p text:style-name="P1">--</text:p>
      <text:p text:style-name="P1">-- Name: planet planet_distance_from_earth_key; Type: CONSTRAINT; Schema: public; Owner: freecodecamp</text:p>
      <text:p text:style-name="P1"><text:soft-page-break/>--</text:p>
      <text:p text:style-name="P1"/>
      <text:p text:style-name="P1">ALTER TABLE ONLY public.planet</text:p>
      <text:p text:style-name="P1">ADD CONSTRAINT planet_distance_from_earth_key UNIQUE (distance_from_earth);</text:p>
      <text:p text:style-name="P1"/>
      <text:p text:style-name="P1">--</text:p>
      <text:p text:style-name="P1">-- Name: planet planet_pkey; Type: CONSTRAINT; Schema: public; Owner: freecodecamp</text:p>
      <text:p text:style-name="P1">--</text:p>
      <text:p text:style-name="P1"/>
      <text:p text:style-name="P1">ALTER TABLE ONLY public.planet</text:p>
      <text:p text:style-name="P1">ADD CONSTRAINT planet_pkey PRIMARY KEY (planet_id);</text:p>
      <text:p text:style-name="P1"/>
      <text:p text:style-name="P1">--</text:p>
      <text:p text:style-name="P1">-- Name: planet_types planet_types_distance_from_earth_key; Type: CONSTRAINT; Schema: public; Owner: freecodecamp</text:p>
      <text:p text:style-name="P1">--</text:p>
      <text:p text:style-name="P1"/>
      <text:p text:style-name="P1">ALTER TABLE ONLY public.planet_types</text:p>
      <text:p text:style-name="P1">ADD CONSTRAINT planet_types_distance_from_earth_key UNIQUE (distance_from_earth);</text:p>
      <text:p text:style-name="P1"/>
      <text:p text:style-name="P1"><text:soft-page-break/>--</text:p>
      <text:p text:style-name="P1">-- Name: planet_types planet_types_pkey; Type: CONSTRAINT; Schema: public; Owner: freecodecamp</text:p>
      <text:p text:style-name="P1">--</text:p>
      <text:p text:style-name="P1"/>
      <text:p text:style-name="P1">ALTER TABLE ONLY public.planet_types</text:p>
      <text:p text:style-name="P1">ADD CONSTRAINT planet_types_pkey PRIMARY KEY (planet_types_id);</text:p>
      <text:p text:style-name="P1"/>
      <text:p text:style-name="P1">--</text:p>
      <text:p text:style-name="P1">-- Name: star star_distance_from_earth_key; Type: CONSTRAINT; Schema: public; Owner: freecodecamp</text:p>
      <text:p text:style-name="P1">--</text:p>
      <text:p text:style-name="P1"/>
      <text:p text:style-name="P1">ALTER TABLE ONLY public.star</text:p>
      <text:p text:style-name="P1">ADD CONSTRAINT star_distance_from_earth_key UNIQUE (distance_from_earth);</text:p>
      <text:p text:style-name="P1"/>
      <text:p text:style-name="P1">--</text:p>
      <text:p text:style-name="P1">-- Name: star star_pkey; Type: CONSTRAINT; Schema: public; Owner: freecodecamp</text:p>
      <text:p text:style-name="P1">--</text:p>
      <text:p text:style-name="P1"/>
      <text:p text:style-name="P1">ALTER TABLE ONLY public.star</text:p>
      <text:p text:style-name="P1">ADD CONSTRAINT star_pkey PRIMARY KEY (star_id);</text:p>
      <text:p text:style-name="P1"><text:soft-page-break/></text:p>
      <text:p text:style-name="P1">--</text:p>
      <text:p text:style-name="P1">-- Name: galaxy galaxy_wtf_fkey; Type: FK CONSTRAINT; Schema: public; Owner: freecodecamp</text:p>
      <text:p text:style-name="P1">--</text:p>
      <text:p text:style-name="P1"/>
      <text:p text:style-name="P1">ALTER TABLE ONLY public.galaxy</text:p>
      <text:p text:style-name="P1">ADD CONSTRAINT galaxy_wtf_fkey FOREIGN KEY (wtf) REFERENCES public.moon(wtf);</text:p>
      <text:p text:style-name="P1"/>
      <text:p text:style-name="P1">--</text:p>
      <text:p text:style-name="P1">-- PostgreSQL database dump complete</text:p>
      <text:p text:style-name="P1">--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ndas" svg:font-family="Chandas" style:font-pitch="variable"/>
    <style:font-face style:name="DejaVu Sans" svg:font-family="'DejaVu Sans'" style:font-family-generic="swiss" style:font-pitch="variable"/>
    <style:font-face style:name="Droid Sans Mono" svg:font-family="'Droid Sans Mono', monospace, monospace, 'Droid Sans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1T16:21:37.505188944</meta:creation-date>
    <dc:date>2022-09-11T16:26:55.270808223</dc:date>
    <meta:editing-duration>PT5M19S</meta:editing-duration>
    <meta:editing-cycles>1</meta:editing-cycles>
    <meta:document-statistic meta:table-count="0" meta:image-count="0" meta:object-count="0" meta:page-count="26" meta:paragraph-count="377" meta:word-count="1775" meta:character-count="13736" meta:non-whitespace-character-count="12338"/>
    <meta:generator>LibreOffice/7.3.5.2$Linux_X86_64 LibreOffice_project/30$Build-2</meta:generator>
  </office:meta>
</office:document-meta>
</file>